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>
      <style:text-properties style:font-name="Calibri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paragraph-rsid="00048f60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style:font-name="Calibri" officeooo:paragraph-rsid="001080f1"/>
    </style:style>
    <style:style style:name="P4" style:family="paragraph" style:parent-style-name="Heading_20_3">
      <style:text-properties style:font-name="Calibri"/>
    </style:style>
    <style:style style:name="P5" style:family="paragraph" style:parent-style-name="Heading_20_3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48f60" officeooo:paragraph-rsid="0014bc14"/>
    </style:style>
    <style:style style:name="P6" style:family="paragraph" style:parent-style-name="Standard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080f1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paragraph-rsid="001080f1"/>
    </style:style>
    <style:style style:name="P8" style:family="paragraph" style:parent-style-name="Heading_20_3">
      <style:text-properties officeooo:paragraph-rsid="000d2298"/>
    </style:style>
    <style:style style:name="P9" style:family="paragraph" style:parent-style-name="Text_20_body">
      <style:text-properties officeooo:paragraph-rsid="001080f1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fo:color="#c9211e" loext:opacity="100%" style:font-name="Calibri" fo:font-weight="bold" officeooo:rsid="0014cea4" officeooo:paragraph-rsid="0014cea4" style:font-weight-asian="bold" style:font-weight-complex="bold"/>
    </style:style>
    <style:style style:name="P11" style:family="paragraph" style:parent-style-name="Heading_20_2">
      <style:paragraph-properties>
        <style:tab-stops>
          <style:tab-stop style:position="17cm" style:type="right" style:leader-style="dotted" style:leader-text="."/>
        </style:tab-stops>
      </style:paragraph-properties>
      <style:text-properties style:font-name="Calibri" officeooo:rsid="00048f60" officeooo:paragraph-rsid="0007a002"/>
    </style:style>
    <style:style style:name="P12" style:family="paragraph" style:parent-style-name="Preformatted_20_Text" style:list-style-name="L1">
      <style:paragraph-properties style:writing-mode="lr-tb"/>
    </style:style>
    <style:style style:name="P13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4" style:family="paragraph" style:parent-style-name="Preformatted_20_Text" style:list-style-name="L1">
      <style:text-properties style:font-name="Calibri"/>
    </style:style>
    <style:style style:name="P15" style:family="paragraph" style:parent-style-name="Preformatted_20_Text" style:list-style-name="L4">
      <style:text-properties style:font-name="Calibri"/>
    </style:style>
    <style:style style:name="P16" style:family="paragraph" style:parent-style-name="Preformatted_20_Text" style:list-style-name="L5">
      <style:text-properties style:font-name="Calibri"/>
    </style:style>
    <style:style style:name="P17" style:family="paragraph" style:parent-style-name="Preformatted_20_Text" style:list-style-name="L6">
      <style:text-properties style:font-name="Calibri"/>
    </style:style>
    <style:style style:name="P18" style:family="paragraph" style:parent-style-name="Preformatted_20_Text" style:list-style-name="L7">
      <style:text-properties style:font-name="Calibri"/>
    </style:style>
    <style:style style:name="P19" style:family="paragraph" style:parent-style-name="Preformatted_20_Text" style:list-style-name="L8">
      <style:text-properties style:font-name="Calibri"/>
    </style:style>
    <style:style style:name="P20" style:family="paragraph" style:parent-style-name="Preformatted_20_Text" style:list-style-name="L9">
      <style:text-properties style:font-name="Calibri"/>
    </style:style>
    <style:style style:name="P21" style:family="paragraph" style:parent-style-name="Preformatted_20_Text" style:list-style-name="L10">
      <style:text-properties style:font-name="Calibri"/>
    </style:style>
    <style:style style:name="P22" style:family="paragraph" style:parent-style-name="Preformatted_20_Text" style:list-style-name="L3">
      <style:text-properties style:font-name="Calibri" style:text-underline-style="solid" style:text-underline-width="auto" style:text-underline-color="font-color"/>
    </style:style>
    <style:style style:name="P23" style:family="paragraph" style:parent-style-name="Preformatted_20_Text" style:list-style-name="L2">
      <style:paragraph-properties style:writing-mode="lr-tb"/>
    </style:style>
    <style:style style:name="P24" style:family="paragraph" style:parent-style-name="Preformatted_20_Text" style:list-style-name="L2">
      <style:paragraph-properties fo:margin-top="0cm" fo:margin-bottom="0.499cm" style:contextual-spacing="false" style:writing-mode="lr-tb"/>
    </style:style>
    <style:style style:name="P25" style:family="paragraph" style:parent-style-name="Preformatted_20_Text" style:list-style-name="L3">
      <style:paragraph-properties style:writing-mode="lr-tb"/>
    </style:style>
    <style:style style:name="P26" style:family="paragraph" style:parent-style-name="Preformatted_20_Text" style:list-style-name="L3">
      <style:paragraph-properties fo:margin-top="0cm" fo:margin-bottom="0.499cm" style:contextual-spacing="false" style:writing-mode="lr-tb"/>
    </style:style>
    <style:style style:name="P27" style:family="paragraph" style:parent-style-name="Preformatted_20_Text" style:list-style-name="L4">
      <style:paragraph-properties style:writing-mode="lr-tb"/>
    </style:style>
    <style:style style:name="P28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29" style:family="paragraph" style:parent-style-name="Preformatted_20_Text" style:list-style-name="L5">
      <style:paragraph-properties style:writing-mode="lr-tb"/>
    </style:style>
    <style:style style:name="P30" style:family="paragraph" style:parent-style-name="Preformatted_20_Text" style:list-style-name="L5">
      <style:paragraph-properties fo:margin-top="0cm" fo:margin-bottom="0.499cm" style:contextual-spacing="false" style:writing-mode="lr-tb"/>
    </style:style>
    <style:style style:name="P31" style:family="paragraph" style:parent-style-name="Preformatted_20_Text" style:list-style-name="L6">
      <style:paragraph-properties style:writing-mode="lr-tb"/>
    </style:style>
    <style:style style:name="P32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33" style:family="paragraph" style:parent-style-name="Preformatted_20_Text" style:list-style-name="L7">
      <style:paragraph-properties style:writing-mode="lr-tb"/>
    </style:style>
    <style:style style:name="P34" style:family="paragraph" style:parent-style-name="Preformatted_20_Text" style:list-style-name="L7">
      <style:paragraph-properties fo:margin-top="0cm" fo:margin-bottom="0.499cm" style:contextual-spacing="false" style:writing-mode="lr-tb"/>
    </style:style>
    <style:style style:name="P35" style:family="paragraph" style:parent-style-name="Preformatted_20_Text" style:list-style-name="L8">
      <style:paragraph-properties style:writing-mode="lr-tb"/>
    </style:style>
    <style:style style:name="P36" style:family="paragraph" style:parent-style-name="Preformatted_20_Text" style:list-style-name="L8">
      <style:paragraph-properties fo:margin-top="0cm" fo:margin-bottom="0.499cm" style:contextual-spacing="false" style:writing-mode="lr-tb"/>
    </style:style>
    <style:style style:name="P37" style:family="paragraph" style:parent-style-name="Preformatted_20_Text" style:list-style-name="L9">
      <style:paragraph-properties style:writing-mode="lr-tb"/>
    </style:style>
    <style:style style:name="P38" style:family="paragraph" style:parent-style-name="Preformatted_20_Text" style:list-style-name="L9">
      <style:paragraph-properties fo:margin-top="0cm" fo:margin-bottom="0.499cm" style:contextual-spacing="false" style:writing-mode="lr-tb"/>
    </style:style>
    <style:style style:name="P39" style:family="paragraph" style:parent-style-name="Preformatted_20_Text" style:list-style-name="L10">
      <style:paragraph-properties style:writing-mode="lr-tb"/>
    </style:style>
    <style:style style:name="P40" style:family="paragraph" style:parent-style-name="Preformatted_20_Text" style:list-style-name="L10">
      <style:paragraph-properties fo:margin-top="0cm" fo:margin-bottom="0.499cm" style:contextual-spacing="false" style:writing-mode="lr-tb"/>
    </style:style>
    <style:style style:name="P41" style:family="paragraph" style:parent-style-name="Text_20_body" style:list-style-name="L1"/>
    <style:style style:name="P42" style:family="paragraph" style:parent-style-name="Text_20_body" style:list-style-name="L1">
      <style:paragraph-properties fo:margin-top="0cm" fo:margin-bottom="0cm" style:contextual-spacing="false"/>
    </style:style>
    <style:style style:name="P43" style:family="paragraph" style:parent-style-name="Text_20_body" style:list-style-name="L2"/>
    <style:style style:name="P44" style:family="paragraph" style:parent-style-name="Text_20_body" style:list-style-name="L2">
      <style:paragraph-properties fo:margin-top="0cm" fo:margin-bottom="0cm" style:contextual-spacing="false"/>
    </style:style>
    <style:style style:name="P45" style:family="paragraph" style:parent-style-name="Text_20_body" style:list-style-name="L3"/>
    <style:style style:name="P46" style:family="paragraph" style:parent-style-name="Text_20_body" style:list-style-name="L3">
      <style:paragraph-properties fo:margin-top="0cm" fo:margin-bottom="0cm" style:contextual-spacing="false"/>
    </style:style>
    <style:style style:name="P47" style:family="paragraph" style:parent-style-name="Text_20_body" style:list-style-name="L4"/>
    <style:style style:name="P48" style:family="paragraph" style:parent-style-name="Text_20_body" style:list-style-name="L4">
      <style:paragraph-properties fo:margin-top="0cm" fo:margin-bottom="0cm" style:contextual-spacing="false"/>
    </style:style>
    <style:style style:name="P49" style:family="paragraph" style:parent-style-name="Text_20_body" style:list-style-name="L5"/>
    <style:style style:name="P50" style:family="paragraph" style:parent-style-name="Text_20_body" style:list-style-name="L5">
      <style:paragraph-properties fo:margin-top="0cm" fo:margin-bottom="0cm" style:contextual-spacing="false"/>
    </style:style>
    <style:style style:name="P51" style:family="paragraph" style:parent-style-name="Text_20_body" style:list-style-name="L6"/>
    <style:style style:name="P52" style:family="paragraph" style:parent-style-name="Text_20_body" style:list-style-name="L6">
      <style:paragraph-properties fo:margin-top="0cm" fo:margin-bottom="0cm" style:contextual-spacing="false"/>
    </style:style>
    <style:style style:name="P53" style:family="paragraph" style:parent-style-name="Text_20_body" style:list-style-name="L7"/>
    <style:style style:name="P54" style:family="paragraph" style:parent-style-name="Text_20_body" style:list-style-name="L7">
      <style:paragraph-properties fo:margin-top="0cm" fo:margin-bottom="0cm" style:contextual-spacing="false"/>
    </style:style>
    <style:style style:name="P55" style:family="paragraph" style:parent-style-name="Text_20_body" style:list-style-name="L8"/>
    <style:style style:name="P56" style:family="paragraph" style:parent-style-name="Text_20_body" style:list-style-name="L8">
      <style:paragraph-properties fo:margin-top="0cm" fo:margin-bottom="0cm" style:contextual-spacing="false"/>
    </style:style>
    <style:style style:name="P57" style:family="paragraph" style:parent-style-name="Text_20_body" style:list-style-name="L9"/>
    <style:style style:name="P58" style:family="paragraph" style:parent-style-name="Text_20_body" style:list-style-name="L9">
      <style:paragraph-properties fo:margin-top="0cm" fo:margin-bottom="0cm" style:contextual-spacing="false"/>
    </style:style>
    <style:style style:name="P59" style:family="paragraph" style:parent-style-name="Text_20_body" style:list-style-name="L10"/>
    <style:style style:name="P60" style:family="paragraph" style:parent-style-name="Text_20_body" style:list-style-name="L10">
      <style:paragraph-properties fo:margin-top="0cm" fo:margin-bottom="0cm" style:contextual-spacing="false"/>
    </style:style>
    <style:style style:name="T1" style:family="text">
      <style:text-properties style:font-name="Calibri"/>
    </style:style>
    <style:style style:name="T2" style:family="text">
      <style:text-properties fo:color="#ffff00" loext:opacity="100%" style:font-name="Calibri" officeooo:rsid="00450171" fo:background-color="#b22222" loext:char-shading-value="0"/>
    </style:style>
    <style:style style:name="T3" style:family="text">
      <style:text-properties fo:color="#ffff00" loext:opacity="100%" style:font-name="Calibri" officeooo:rsid="0045fbf5" fo:background-color="#b22222" loext:char-shading-value="0"/>
    </style:style>
    <style:style style:name="T4" style:family="text">
      <style:text-properties fo:color="#ffff00" loext:opacity="100%" style:font-name="Calibri" officeooo:rsid="001080f1" fo:background-color="#b22222" loext:char-shading-value="0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span text:style-name="Source_20_Text"><text:span text:style-name="T2">Ejercicios Propu</text:span></text:span><text:span text:style-name="Source_20_Text"><text:span text:style-name="T3">e</text:span></text:span><text:span text:style-name="Source_20_Text"><text:span text:style-name="T2">stos </text:span></text:span><text:span text:style-name="Source_20_Text"><text:span text:style-name="T4">4</text:span></text:span></text:h>
      <text:h text:style-name="P5" text:outline-level="3"><text:span text:style-name="T1">Ejercicios </text:span><text:a xlink:type="simple" xlink:href="#__RefHeading___Toc17905_1782877865" text:style-name="Index_20_Link" text:visited-style-name="Index_20_Link"><text:span text:style-name="T1">Practica 04-07 JS</text:span></text:a><text:a xlink:type="simple" xlink:href="#__RefHeading___Toc17905_1782877865" text:style-name="Index_20_Link" text:visited-style-name="Index_20_Link"><text:span text:style-name="T1"> </text:span></text:a><text:a xlink:type="simple" xlink:href="#__RefHeading___Toc17905_1782877865" text:style-name="Index_20_Link" text:visited-style-name="Index_20_Link"><text:span text:style-name="T1">Métodos Arrays para </text:span></text:a><text:a xlink:type="simple" xlink:href="#__RefHeading___Toc17905_1782877865" text:style-name="Index_20_Link" text:visited-style-name="Index_20_Link"><text:span text:style-name="T1">Programación funcional</text:span></text:a><text:a xlink:type="simple" xlink:href="#__RefHeading___Toc17905_1782877865" text:style-name="Index_20_Link" text:visited-style-name="Index_20_Link"><text:span text:style-name="T1"> con funciones callback.</text:span></text:a><text:span text:style-name="T1"> </text:span><text:a xlink:type="simple" xlink:href="#__RefHeading___Toc17925_1782877865" text:style-name="Index_20_Link" text:visited-style-name="Index_20_Link">filter</text:a><text:a xlink:type="simple" xlink:href="#__RefHeading___Toc17937_1782877865" text:style-name="Index_20_Link" text:visited-style-name="Index_20_Link">,flat</text:a><text:a xlink:type="simple" xlink:href="#__RefHeading___Toc7517_1598717144" text:style-name="Index_20_Link" text:visited-style-name="Index_20_Link">,flatMap</text:a><text:a xlink:type="simple" xlink:href="#__RefHeading___Toc17941_1782877865" text:style-name="Index_20_Link" text:visited-style-name="Index_20_Link">,forEach</text:a><text:a xlink:type="simple" xlink:href="#__RefHeading___Toc17943_1782877865" text:style-name="Index_20_Link" text:visited-style-name="Index_20_Link">,map</text:a></text:h>
      <text:p text:style-name="P10">Pagina 24 Apuntes</text:p>
      <text:p text:style-name="P2"/>
      <text:p text:style-name="P6"><text:a xlink:type="simple" xlink:href="#__RefHeading___Toc11199_216390984911" text:style-name="Index_20_Link" text:visited-style-name="Index_20_Link"><text:span text:style-name="T1">Categoria: filtros<text:tab/>22</text:span></text:a></text:p>
      <text:p text:style-name="P7"><text:a xlink:type="simple" xlink:href="#__RefHeading___Toc17925_1782877865" text:style-name="Index_20_Link" text:visited-style-name="Index_20_Link"><text:span text:style-name="T1">25. Array.filter(funcioncallback(currentValue, </text:span></text:a><text:a xlink:type="simple" xlink:href="#__RefHeading___Toc17925_1782877865" text:style-name="Index_20_Link" text:visited-style-name="Index_20_Link"><text:span text:style-name="T1">index, array </text:span></text:a><text:a xlink:type="simple" xlink:href="#__RefHeading___Toc17925_1782877865" text:style-name="Index_20_Link" text:visited-style-name="Index_20_Link"><text:span text:style-name="T1">),</text:span></text:a><text:a xlink:type="simple" xlink:href="#__RefHeading___Toc17925_1782877865" text:style-name="Index_20_Link" text:visited-style-name="Index_20_Link"><text:span text:style-name="T1">Argumentos</text:span></text:a><text:a xlink:type="simple" xlink:href="#__RefHeading___Toc17925_1782877865" text:style-name="Index_20_Link" text:visited-style-name="Index_20_Link"><text:span text:style-name="T1">)<text:tab/>22</text:span></text:a></text:p>
      <text:p text:style-name="P7"><text:a xlink:type="simple" xlink:href="#__RefHeading___Toc17937_1782877865" text:style-name="Index_20_Link" text:visited-style-name="Index_20_Link"><text:span text:style-name="T1">26. Array.flat(arrayMultidim)<text:tab/>23</text:span></text:a></text:p>
      <text:p text:style-name="P7"><text:a xlink:type="simple" xlink:href="#__RefHeading___Toc7517_1598717144" text:style-name="Index_20_Link" text:visited-style-name="Index_20_Link"><text:span text:style-name="T1">27 .Array.flatMap(funcioncallback(currentValue, </text:span></text:a><text:a xlink:type="simple" xlink:href="#__RefHeading___Toc7517_1598717144" text:style-name="Index_20_Link" text:visited-style-name="Index_20_Link"><text:span text:style-name="T1">index</text:span></text:a><text:a xlink:type="simple" xlink:href="#__RefHeading___Toc7517_1598717144" text:style-name="Index_20_Link" text:visited-style-name="Index_20_Link"><text:span text:style-name="T1">, array ))<text:tab/>23</text:span></text:a></text:p>
      <text:p text:style-name="P7"><text:a xlink:type="simple" xlink:href="#__RefHeading___Toc17941_1782877865" text:style-name="Index_20_Link" text:visited-style-name="Index_20_Link"><text:span text:style-name="T1">28.Array.forEach(funcioncallback(currentValue, </text:span></text:a><text:a xlink:type="simple" xlink:href="#__RefHeading___Toc17941_1782877865" text:style-name="Index_20_Link" text:visited-style-name="Index_20_Link"><text:span text:style-name="T1">index, array </text:span></text:a><text:a xlink:type="simple" xlink:href="#__RefHeading___Toc17941_1782877865" text:style-name="Index_20_Link" text:visited-style-name="Index_20_Link"><text:span text:style-name="T1">))<text:tab/>23</text:span></text:a></text:p>
      <text:p text:style-name="P3"><text:a xlink:type="simple" xlink:href="#__RefHeading___Toc17943_1782877865" text:style-name="Index_20_Link" text:visited-style-name="Index_20_Link">29.Array.map(funcioncallback(currentValue, </text:a><text:a xlink:type="simple" xlink:href="#__RefHeading___Toc17943_1782877865" text:style-name="Index_20_Link" text:visited-style-name="Index_20_Link">index, array </text:a><text:a xlink:type="simple" xlink:href="#__RefHeading___Toc17943_1782877865" text:style-name="Index_20_Link" text:visited-style-name="Index_20_Link">))<text:tab/>24</text:a></text:p>
      <text:p text:style-name="P3"/>
      <text:p text:style-name="P9"><text:span text:style-name="T1">Estos ejercicios muestran cómo utilizar funciones como </text:span><text:span text:style-name="Source_20_Text"><text:span text:style-name="T1">Array.filter()</text:span></text:span><text:span text:style-name="T1">, </text:span><text:span text:style-name="Source_20_Text"><text:span text:style-name="T1">Array.flat()</text:span></text:span><text:span text:style-name="T1">, </text:span><text:span text:style-name="Source_20_Text"><text:span text:style-name="T1">Array.flatMap()</text:span></text:span><text:span text:style-name="T1">, </text:span><text:span text:style-name="Source_20_Text"><text:span text:style-name="T1">Array.forEach()</text:span></text:span><text:span text:style-name="T1">, y </text:span><text:span text:style-name="Source_20_Text"><text:span text:style-name="T1">Array.map()</text:span></text:span><text:span text:style-name="T1"> para resolver problemas comunes en la gestión de datos, como filtrado, transformación y procesamiento de arrays. Estas funciones son esenciales para el manejo de colecciones de datos en JavaScript, y los ejercicios están contextualizados en ejemplos de la vida real para ayudarte a aplicarlas en situaciones cotidianas. ¡Espero que te resulten útiles!</text:span></text:p>
      <text:h text:style-name="P8" text:outline-level="3"><text:span text:style-name="Source_20_Text"><text:span text:style-name="T1">Ejercicio 1: Filtrar productos con precios menores a un valor</text:span></text:span></text:h>
      <text:p text:style-name="Text_20_body"><text:span text:style-name="Strong_20_Emphasis"><text:span text:style-name="T1">Contexto:</text:span></text:span><text:span text:style-name="T1"> Tienes un catálogo de productos con sus precios y necesitas mostrar aquellos productos que estén en oferta (precio menor a 50).</text:span></text:p>
      <text:list xml:id="list18074589" text:style-name="L1">
        <text:list-item>
          <text:p text:style-name="P41"><text:span text:style-name="Strong_20_Emphasis"><text:span text:style-name="T1">Descripción:</text:span></text:span><text:span text:style-name="T1"> Tienes un array con los precios de los productos </text:span><text:span text:style-name="Source_20_Text"><text:span text:style-name="T1">[100, 45, 30, 70, 25]</text:span></text:span><text:span text:style-name="T1">. Luego:</text:span></text:p>
          <text:list>
            <text:list-item>
              <text:p text:style-name="P42"><text:span text:style-name="T1">Usa </text:span><text:span text:style-name="Source_20_Text"><text:span text:style-name="T1">Array.filter()</text:span></text:span><text:span text:style-name="T1"> para filtrar los productos que tengan un precio menor a 50.</text:span></text:p>
            </text:list-item>
          </text:list>
        </text:list-item>
        <text:list-item>
          <text:p text:style-name="P41"><text:span text:style-name="Strong_20_Emphasis"><text:span text:style-name="T1">Resultado esperado:</text:span></text:span></text:p>
          <text:p text:style-name="P14"/>
          <text:p text:style-name="P14"/>
          <text:p text:style-name="P12"><text:span text:style-name="Source_20_Text"><text:span text:style-name="T1">const precios = [100, 45, 30, 70, 25];</text:span></text:span></text:p>
          <text:p text:style-name="P12"><text:span text:style-name="Source_20_Text"><text:span text:style-name="T1">const enOferta = precios.filter(precio =&gt; precio &lt; 50); </text:span></text:span></text:p>
          <text:p text:style-name="P13"><text:span text:style-name="Source_20_Text"><text:span text:style-name="T1">console.log(enOferta); // [45, 30, 25], estos productos están en oferta</text:span></text:span></text:p>
        </text:list-item>
      </text:list>
      <text:p text:style-name="P1"/>
      <text:h text:style-name="P4" text:outline-level="3">Ejercicio 2: Desanidar listas de comentarios en un foro</text:h>
      <text:p text:style-name="Text_20_body"><text:span text:style-name="Strong_20_Emphasis"><text:span text:style-name="T1">Contexto:</text:span></text:span><text:span text:style-name="T1"> Tienes una lista de comentarios en un foro, pero algunos comentarios son respuestas a otros (anidados) y deseas obtener una lista plana de todos los comentarios.</text:span></text:p>
      <text:list xml:id="list1479335019" text:style-name="L2">
        <text:list-item>
          <text:p text:style-name="P43"><text:span text:style-name="Strong_20_Emphasis"><text:span text:style-name="T1">Descripción:</text:span></text:span><text:span text:style-name="T1"> Tienes un array anidado con los comentarios:</text:span></text:p>
          <text:p text:style-name="P23"><text:span text:style-name="Source_20_Text"><text:span text:style-name="T1">const comentarios = [</text:span></text:span></text:p>
          <text:p text:style-name="P23"><text:span text:style-name="Source_20_Text"><text:span text:style-name="T1"><text:s text:c="2"/>["Buen post", "Gracias"],</text:span></text:span></text:p>
          <text:p text:style-name="P23"><text:span text:style-name="Source_20_Text"><text:span text:style-name="T1"><text:s text:c="2"/>["Interesante"],</text:span></text:span></text:p>
          <text:p text:style-name="P23"><text:span text:style-name="Source_20_Text"><text:span text:style-name="T1"><text:s text:c="2"/>["No estoy de acuerdo", ["Muy cierto", "Concuerdo"]]</text:span></text:span></text:p>
          <text:p text:style-name="P24"><text:span text:style-name="Source_20_Text"><text:span text:style-name="T1">];</text:span></text:span></text:p>
          <text:list>
            <text:list-item>
              <text:p text:style-name="P44"><text:soft-page-break/><text:span text:style-name="T1">Usa </text:span><text:span text:style-name="Source_20_Text"><text:span text:style-name="T1">Array.flat()</text:span></text:span><text:span text:style-name="T1"> para crear un array plano con todos los comentarios, eliminando los niveles de anidación.</text:span></text:p>
            </text:list-item>
          </text:list>
        </text:list-item>
        <text:list-item>
          <text:p text:style-name="P43"><text:span text:style-name="Strong_20_Emphasis"><text:span text:style-name="T1">Resultado esperado:</text:span></text:span></text:p>
          <text:p text:style-name="P23"><text:span text:style-name="Source_20_Text"><text:span text:style-name="T1">const comentarios = [</text:span></text:span></text:p>
          <text:p text:style-name="P23"><text:span text:style-name="Source_20_Text"><text:span text:style-name="T1"><text:s text:c="2"/>["Buen post", "Gracias"],</text:span></text:span></text:p>
          <text:p text:style-name="P23"><text:span text:style-name="Source_20_Text"><text:span text:style-name="T1"><text:s text:c="2"/>["Interesante"],</text:span></text:span></text:p>
          <text:p text:style-name="P23"><text:span text:style-name="Source_20_Text"><text:span text:style-name="T1"><text:s text:c="2"/>["No estoy de acuerdo", ["Muy cierto", "Concuerdo"]]</text:span></text:span></text:p>
          <text:p text:style-name="P23"><text:span text:style-name="Source_20_Text"><text:span text:style-name="T1">];</text:span></text:span></text:p>
          <text:p text:style-name="P23"><text:span text:style-name="Source_20_Text"><text:span text:style-name="T1">const todosComentarios = comentarios.flat(2); </text:span></text:span></text:p>
          <text:p text:style-name="P23"><text:span text:style-name="Source_20_Text"><text:span text:style-name="T1">console.log(todosComentarios); </text:span></text:span></text:p>
          <text:p text:style-name="P24"><text:span text:style-name="Source_20_Text"><text:span text:style-name="T1">// ["Buen post", "Gracias", "Interesante", "No estoy de acuerdo", "Muy cierto", "Concuerdo"]</text:span></text:span></text:p>
        </text:list-item>
      </text:list>
      <text:p text:style-name="P1"/>
      <text:h text:style-name="P4" text:outline-level="3">Ejercicio 3: Procesamiento de datos de usuarios y asignación de etiquetas</text:h>
      <text:p text:style-name="Text_20_body"><text:span text:style-name="Strong_20_Emphasis"><text:span text:style-name="T1">Contexto:</text:span></text:span><text:span text:style-name="T1"> Tienes una lista de usuarios y quieres asignarles etiquetas dependiendo de su estatus y, al mismo tiempo, crear un array plano con los estatus.</text:span></text:p>
      <text:list xml:id="list924391051" text:style-name="L3">
        <text:list-item>
          <text:p text:style-name="P45"><text:span text:style-name="Strong_20_Emphasis"><text:span text:style-name="T1">Descripción:</text:span></text:span><text:span text:style-name="T1"> Tienes un array con objetos de usuarios con el formato </text:span><text:span text:style-name="Source_20_Text"><text:span text:style-name="T1">{ nombre: string, roles: string[] }</text:span></text:span><text:span text:style-name="T1">. Luego:</text:span></text:p>
          <text:list>
            <text:list-item>
              <text:p text:style-name="P46"><text:span text:style-name="T1">Usa </text:span><text:span text:style-name="Source_20_Text"><text:span text:style-name="T1">Array.flatMap()</text:span></text:span><text:span text:style-name="T1"> para descomponer los roles de cada usuario y obtener un array plano con todas las etiquetas.</text:span></text:p>
            </text:list-item>
          </text:list>
        </text:list-item>
        <text:list-item>
          <text:p text:style-name="P45"><text:span text:style-name="Strong_20_Emphasis"><text:span text:style-name="T1">Resultado esperado:</text:span></text:span></text:p>
          <text:p text:style-name="P22"/>
          <text:p text:style-name="P25"><text:span text:style-name="Source_20_Text"><text:span text:style-name="T1">const usuarios = [</text:span></text:span></text:p>
          <text:p text:style-name="P25"><text:span text:style-name="Source_20_Text"><text:span text:style-name="T1"><text:s text:c="2"/>{ nombre: "Juan", roles: ["admin", "editor"] },</text:span></text:span></text:p>
          <text:p text:style-name="P25"><text:span text:style-name="Source_20_Text"><text:span text:style-name="T1"><text:s text:c="2"/>{ nombre: "María", roles: ["usuario"] },</text:span></text:span></text:p>
          <text:p text:style-name="P25"><text:span text:style-name="Source_20_Text"><text:span text:style-name="T1"><text:s text:c="2"/>{ nombre: "Pedro", roles: ["moderador", "editor"] }</text:span></text:span></text:p>
          <text:p text:style-name="P25"><text:span text:style-name="Source_20_Text"><text:span text:style-name="T1">];</text:span></text:span></text:p>
          <text:p text:style-name="P25"><text:span text:style-name="Source_20_Text"><text:span text:style-name="T1">const rolesPlanos = usuarios.flatMap(usuario =&gt; usuario.roles);</text:span></text:span></text:p>
          <text:p text:style-name="P26"><text:span text:style-name="Source_20_Text"><text:span text:style-name="T1">console.log(rolesPlanos); // ["admin", "editor", "usuario", "moderador", "editor"]</text:span></text:span></text:p>
        </text:list-item>
      </text:list>
      <text:p text:style-name="P1"/>
      <text:h text:style-name="P4" text:outline-level="3">Ejercicio 4: Imprimir una lista de tareas pendientes</text:h>
      <text:p text:style-name="Text_20_body"><text:span text:style-name="Strong_20_Emphasis"><text:span text:style-name="T1">Contexto:</text:span></text:span><text:span text:style-name="T1"> Tienes una lista de tareas y quieres imprimirlas una por una en la consola.</text:span></text:p>
      <text:list xml:id="list2441131099" text:style-name="L4">
        <text:list-item>
          <text:p text:style-name="P47"><text:span text:style-name="Strong_20_Emphasis"><text:span text:style-name="T1">Descripción:</text:span></text:span><text:span text:style-name="T1"> Tienes un array con las tareas pendientes </text:span><text:span text:style-name="Source_20_Text"><text:span text:style-name="T1">[“Lavar platos”, “Comprar comida”, “Hacer ejercicio”]</text:span></text:span><text:span text:style-name="T1">. Luego:</text:span></text:p>
          <text:list>
            <text:list-item>
              <text:p text:style-name="P48"><text:span text:style-name="T1">Usa </text:span><text:span text:style-name="Source_20_Text"><text:span text:style-name="T1">Array.forEach()</text:span></text:span><text:span text:style-name="T1"> para recorrer el array y mostrar cada tarea con su índice.</text:span></text:p>
            </text:list-item>
          </text:list>
        </text:list-item>
        <text:list-item>
          <text:p text:style-name="P47"><text:span text:style-name="Strong_20_Emphasis"><text:span text:style-name="T1">Resultado esperado:</text:span></text:span></text:p>
          <text:p text:style-name="P15"/>
          <text:p text:style-name="P15"/>
          <text:p text:style-name="P27"><text:span text:style-name="Source_20_Text"><text:span text:style-name="T1">const tareas = ["Lavar platos", "Comprar comida", "Hacer ejercicio"];</text:span></text:span></text:p>
          <text:p text:style-name="P27"><text:span text:style-name="Source_20_Text"><text:span text:style-name="T1">tareas.forEach((tarea, index) =&gt; {</text:span></text:span></text:p>
          <text:p text:style-name="P27"><text:span text:style-name="Source_20_Text"><text:span text:style-name="T1"><text:s text:c="2"/>console.log(`${index + 1}. ${tarea}`);</text:span></text:span></text:p>
          <text:p text:style-name="P27"><text:span text:style-name="Source_20_Text"><text:span text:style-name="T1">});</text:span></text:span></text:p>
          <text:p text:style-name="P27"><text:span text:style-name="Source_20_Text"><text:span text:style-name="T1">// 1. Lavar platos</text:span></text:span></text:p>
          <text:p text:style-name="P27"><text:span text:style-name="Source_20_Text"><text:span text:style-name="T1">// 2. Comprar comida</text:span></text:span></text:p>
          <text:p text:style-name="P28"><text:soft-page-break/><text:span text:style-name="Source_20_Text"><text:span text:style-name="T1">// 3. Hacer ejercicio</text:span></text:span></text:p>
        </text:list-item>
      </text:list>
      <text:p text:style-name="P1"/>
      <text:h text:style-name="P4" text:outline-level="3">Ejercicio 5: Generar una lista de precios con IVA aplicado</text:h>
      <text:p text:style-name="Text_20_body"><text:span text:style-name="Strong_20_Emphasis"><text:span text:style-name="T1">Contexto:</text:span></text:span><text:span text:style-name="T1"> Tienes una lista de precios de productos y quieres generar una nueva lista en la que apliques el 21% de IVA (Impuesto sobre el Valor Añadido).</text:span></text:p>
      <text:list xml:id="list322131934" text:style-name="L5">
        <text:list-item>
          <text:p text:style-name="P49"><text:span text:style-name="Strong_20_Emphasis"><text:span text:style-name="T1">Descripción:</text:span></text:span><text:span text:style-name="T1"> Tienes un array con los precios originales </text:span><text:span text:style-name="Source_20_Text"><text:span text:style-name="T1">[100, 200, 300]</text:span></text:span><text:span text:style-name="T1">. Luego:</text:span></text:p>
          <text:list>
            <text:list-item>
              <text:p text:style-name="P50"><text:span text:style-name="T1">Usa </text:span><text:span text:style-name="Source_20_Text"><text:span text:style-name="T1">Array.map()</text:span></text:span><text:span text:style-name="T1"> para crear un nuevo array en el que cada precio tenga el IVA incluido.</text:span></text:p>
            </text:list-item>
          </text:list>
        </text:list-item>
        <text:list-item>
          <text:p text:style-name="P49"><text:span text:style-name="Strong_20_Emphasis"><text:span text:style-name="T1">Resultado esperado:</text:span></text:span></text:p>
          <text:p text:style-name="P16"/>
          <text:p text:style-name="P16"/>
          <text:p text:style-name="P29"><text:span text:style-name="Source_20_Text"><text:span text:style-name="T1">const precios = [100, 200, 300];</text:span></text:span></text:p>
          <text:p text:style-name="P29"><text:span text:style-name="Source_20_Text"><text:span text:style-name="T1">const preciosConIVA = precios.map(precio =&gt; precio * 1.21);</text:span></text:span></text:p>
          <text:p text:style-name="P30"><text:span text:style-name="Source_20_Text"><text:span text:style-name="T1">console.log(preciosConIVA); // [121, 242, 363], precios con IVA aplicado</text:span></text:span></text:p>
        </text:list-item>
      </text:list>
      <text:p text:style-name="P1"/>
      <text:h text:style-name="P4" text:outline-level="3">Ejercicio 6: Filtrar usuarios activos en un sistema</text:h>
      <text:p text:style-name="Text_20_body"><text:span text:style-name="Strong_20_Emphasis"><text:span text:style-name="T1">Contexto:</text:span></text:span><text:span text:style-name="T1"> Tienes una lista de usuarios y quieres filtrar aquellos que están activos.</text:span></text:p>
      <text:list xml:id="list1350809154" text:style-name="L6">
        <text:list-item>
          <text:p text:style-name="P51"><text:span text:style-name="Strong_20_Emphasis"><text:span text:style-name="T1">Descripción:</text:span></text:span><text:span text:style-name="T1"> Tienes un array de objetos que representan usuarios con el formato </text:span><text:span text:style-name="Source_20_Text"><text:span text:style-name="T1">{ nombre: string, activo: boolean }</text:span></text:span><text:span text:style-name="T1">. Luego:</text:span></text:p>
          <text:list>
            <text:list-item>
              <text:p text:style-name="P52"><text:span text:style-name="T1">Usa </text:span><text:span text:style-name="Source_20_Text"><text:span text:style-name="T1">Array.filter()</text:span></text:span><text:span text:style-name="T1"> para obtener una lista con solo los usuarios activos.</text:span></text:p>
            </text:list-item>
          </text:list>
        </text:list-item>
        <text:list-item>
          <text:p text:style-name="P51"><text:span text:style-name="Strong_20_Emphasis"><text:span text:style-name="T1">Resultado esperado:</text:span></text:span></text:p>
          <text:p text:style-name="P17"/>
          <text:p text:style-name="P17"/>
          <text:p text:style-name="P31"><text:span text:style-name="Source_20_Text"><text:span text:style-name="T1">const usuarios = [</text:span></text:span></text:p>
          <text:p text:style-name="P31"><text:span text:style-name="Source_20_Text"><text:span text:style-name="T1"><text:s text:c="2"/>{ nombre: "Juan", activo: true },</text:span></text:span></text:p>
          <text:p text:style-name="P31"><text:span text:style-name="Source_20_Text"><text:span text:style-name="T1"><text:s text:c="2"/>{ nombre: "María", activo: false },</text:span></text:span></text:p>
          <text:p text:style-name="P31"><text:span text:style-name="Source_20_Text"><text:span text:style-name="T1"><text:s text:c="2"/>{ nombre: "Pedro", activo: true }</text:span></text:span></text:p>
          <text:p text:style-name="P31"><text:span text:style-name="Source_20_Text"><text:span text:style-name="T1">];</text:span></text:span></text:p>
          <text:p text:style-name="P31"><text:span text:style-name="Source_20_Text"><text:span text:style-name="T1">const usuariosActivos = usuarios.filter(usuario =&gt; usuario.activo);</text:span></text:span></text:p>
          <text:p text:style-name="P31"><text:span text:style-name="Source_20_Text"><text:span text:style-name="T1">console.log(usuariosActivos);</text:span></text:span></text:p>
          <text:p text:style-name="P32"><text:span text:style-name="Source_20_Text"><text:span text:style-name="T1">// [{ nombre: "Juan", activo: true }, { nombre: "Pedro", activo: true }]</text:span></text:span></text:p>
        </text:list-item>
      </text:list>
      <text:p text:style-name="P1"/>
      <text:h text:style-name="P4" text:outline-level="3">Ejercicio 7: Simplificación de listas de categorías de productos</text:h>
      <text:p text:style-name="Text_20_body"><text:span text:style-name="Strong_20_Emphasis"><text:span text:style-name="T1">Contexto:</text:span></text:span><text:span text:style-name="T1"> Tienes una lista con categorías de productos, algunas de las cuales están anidadas, y necesitas obtener una lista plana con todas las categorías.</text:span></text:p>
      <text:list xml:id="list1076461500" text:style-name="L7">
        <text:list-item>
          <text:p text:style-name="P53"><text:span text:style-name="Strong_20_Emphasis"><text:span text:style-name="T1">Descripción:</text:span></text:span><text:span text:style-name="T1"> Tienes un array anidado con las categorías </text:span><text:span text:style-name="Source_20_Text"><text:span text:style-name="T1">[“Electrónica”, [“Teléfonos”, “Computadoras”], “Ropa”]</text:span></text:span><text:span text:style-name="T1">. Luego:</text:span></text:p>
          <text:list>
            <text:list-item>
              <text:p text:style-name="P54"><text:span text:style-name="T1">Usa </text:span><text:span text:style-name="Source_20_Text"><text:span text:style-name="T1">Array.flat()</text:span></text:span><text:span text:style-name="T1"> para descomponer las categorías anidadas en una lista plana.</text:span></text:p>
            </text:list-item>
          </text:list>
        </text:list-item>
        <text:list-item>
          <text:p text:style-name="P53"><text:soft-page-break/><text:span text:style-name="Strong_20_Emphasis"><text:span text:style-name="T1">Resultado esperado:</text:span></text:span></text:p>
          <text:p text:style-name="P18"/>
          <text:p text:style-name="P18"/>
          <text:p text:style-name="P33"><text:span text:style-name="Source_20_Text"><text:span text:style-name="T1">const categorias = ["Electrónica", ["Teléfonos", "Computadoras"], "Ropa"];</text:span></text:span></text:p>
          <text:p text:style-name="P33"><text:span text:style-name="Source_20_Text"><text:span text:style-name="T1">const categoriasPlanas = categorias.flat();</text:span></text:span></text:p>
          <text:p text:style-name="P33"><text:span text:style-name="Source_20_Text"><text:span text:style-name="T1">console.log(categoriasPlanas); </text:span></text:span></text:p>
          <text:p text:style-name="P34"><text:span text:style-name="Source_20_Text"><text:span text:style-name="T1">// ["Electrónica", "Teléfonos", "Computadoras", "Ropa"]</text:span></text:span></text:p>
        </text:list-item>
      </text:list>
      <text:p text:style-name="P1"/>
      <text:h text:style-name="P4" text:outline-level="3">Ejercicio 8: Crear una lista de nombres en mayúsculas</text:h>
      <text:p text:style-name="Text_20_body"><text:span text:style-name="Strong_20_Emphasis"><text:span text:style-name="T1">Contexto:</text:span></text:span><text:span text:style-name="T1"> Tienes una lista de nombres y quieres convertirlos todos a mayúsculas para mostrarlos en un informe.</text:span></text:p>
      <text:list xml:id="list3476207152" text:style-name="L8">
        <text:list-item>
          <text:p text:style-name="P55"><text:span text:style-name="Strong_20_Emphasis"><text:span text:style-name="T1">Descripción:</text:span></text:span><text:span text:style-name="T1"> Tienes un array con los nombres </text:span><text:span text:style-name="Source_20_Text"><text:span text:style-name="T1">[“juan”, “maría”, “pedro”]</text:span></text:span><text:span text:style-name="T1">. Luego:</text:span></text:p>
          <text:list>
            <text:list-item>
              <text:p text:style-name="P56"><text:span text:style-name="T1">Usa </text:span><text:span text:style-name="Source_20_Text"><text:span text:style-name="T1">Array.map()</text:span></text:span><text:span text:style-name="T1"> para crear un nuevo array con todos los nombres en mayúsculas.</text:span></text:p>
            </text:list-item>
          </text:list>
        </text:list-item>
        <text:list-item>
          <text:p text:style-name="P55"><text:span text:style-name="Strong_20_Emphasis"><text:span text:style-name="T1">Resultado esperado:</text:span></text:span></text:p>
          <text:p text:style-name="P19"/>
          <text:p text:style-name="P19"/>
          <text:p text:style-name="P35"><text:span text:style-name="Source_20_Text"><text:span text:style-name="T1">const nombres = ["juan", "maría", "pedro"];</text:span></text:span></text:p>
          <text:p text:style-name="P35"><text:span text:style-name="Source_20_Text"><text:span text:style-name="T1">const nombresMayus = nombres.map(nombre =&gt; nombre.toUpperCase());</text:span></text:span></text:p>
          <text:p text:style-name="P36"><text:span text:style-name="Source_20_Text"><text:span text:style-name="T1">console.log(nombresMayus); // ["JUAN", "MARÍA", "PEDRO"]</text:span></text:span></text:p>
        </text:list-item>
      </text:list>
      <text:p text:style-name="P1"/>
      <text:h text:style-name="P4" text:outline-level="3">Ejercicio 9: Imprimir las cantidades de productos vendidos</text:h>
      <text:p text:style-name="Text_20_body"><text:span text:style-name="Strong_20_Emphasis"><text:span text:style-name="T1">Contexto:</text:span></text:span><text:span text:style-name="T1"> Tienes una lista con las cantidades de productos vendidos y necesitas imprimirlas en la consola para llevar un control.</text:span></text:p>
      <text:list xml:id="list2294134343" text:style-name="L9">
        <text:list-item>
          <text:p text:style-name="P57"><text:span text:style-name="Strong_20_Emphasis"><text:span text:style-name="T1">Descripción:</text:span></text:span><text:span text:style-name="T1"> Tienes un array con las cantidades </text:span><text:span text:style-name="Source_20_Text"><text:span text:style-name="T1">[10, 20, 30, 40]</text:span></text:span><text:span text:style-name="T1">. Luego:</text:span></text:p>
          <text:list>
            <text:list-item>
              <text:p text:style-name="P58"><text:span text:style-name="T1">Usa </text:span><text:span text:style-name="Source_20_Text"><text:span text:style-name="T1">Array.forEach()</text:span></text:span><text:span text:style-name="T1"> para recorrer el array y mostrar cada cantidad junto con un mensaje.</text:span></text:p>
            </text:list-item>
          </text:list>
        </text:list-item>
        <text:list-item>
          <text:p text:style-name="P57"><text:span text:style-name="Strong_20_Emphasis"><text:span text:style-name="T1">Resultado esperado:</text:span></text:span></text:p>
          <text:p text:style-name="P20"/>
          <text:p text:style-name="P20"/>
          <text:p text:style-name="P37"><text:span text:style-name="Source_20_Text"><text:span text:style-name="T1">const cantidades = [10, 20, 30, 40];</text:span></text:span></text:p>
          <text:p text:style-name="P37"><text:span text:style-name="Source_20_Text"><text:span text:style-name="T1">cantidades.forEach(cantidad =&gt; {</text:span></text:span></text:p>
          <text:p text:style-name="P37"><text:span text:style-name="Source_20_Text"><text:span text:style-name="T1"><text:s text:c="2"/>console.log(`Se vendieron ${cantidad} productos.`);</text:span></text:span></text:p>
          <text:p text:style-name="P37"><text:span text:style-name="Source_20_Text"><text:span text:style-name="T1">});</text:span></text:span></text:p>
          <text:p text:style-name="P37"><text:span text:style-name="Source_20_Text"><text:span text:style-name="T1">// Se vendieron 10 productos.</text:span></text:span></text:p>
          <text:p text:style-name="P37"><text:span text:style-name="Source_20_Text"><text:span text:style-name="T1">// Se vendieron 20 productos.</text:span></text:span></text:p>
          <text:p text:style-name="P37"><text:span text:style-name="Source_20_Text"><text:span text:style-name="T1">// Se vendieron 30 productos.</text:span></text:span></text:p>
          <text:p text:style-name="P38"><text:span text:style-name="Source_20_Text"><text:span text:style-name="T1">// Se vendieron 40 productos.</text:span></text:span></text:p>
        </text:list-item>
      </text:list>
      <text:p text:style-name="P1"/>
      <text:h text:style-name="P4" text:outline-level="3"><text:soft-page-break/>Ejercicio 10: Calcular el precio total de productos con descuento</text:h>
      <text:p text:style-name="Text_20_body"><text:span text:style-name="Strong_20_Emphasis"><text:span text:style-name="T1">Contexto:</text:span></text:span><text:span text:style-name="T1"> Tienes una lista de precios de productos y necesitas calcular el precio con un descuento aplicado del 10%.</text:span></text:p>
      <text:list xml:id="list2356064653" text:style-name="L10">
        <text:list-item>
          <text:p text:style-name="P59"><text:span text:style-name="Strong_20_Emphasis"><text:span text:style-name="T1">Descripción:</text:span></text:span><text:span text:style-name="T1"> Tienes un array con los precios </text:span><text:span text:style-name="Source_20_Text"><text:span text:style-name="T1">[50, 100, 150]</text:span></text:span><text:span text:style-name="T1">. Luego:</text:span></text:p>
          <text:list>
            <text:list-item>
              <text:p text:style-name="P60"><text:span text:style-name="T1">Usa </text:span><text:span text:style-name="Source_20_Text"><text:span text:style-name="T1">Array.map()</text:span></text:span><text:span text:style-name="T1"> para crear un nuevo array donde cada precio tenga aplicado el descuento del 10%.</text:span></text:p>
            </text:list-item>
          </text:list>
        </text:list-item>
        <text:list-item>
          <text:p text:style-name="P59"><text:span text:style-name="Strong_20_Emphasis"><text:span text:style-name="T1">Resultado esperado:</text:span></text:span></text:p>
          <text:p text:style-name="P21"/>
          <text:p text:style-name="P21"/>
          <text:p text:style-name="P39"><text:span text:style-name="Source_20_Text"><text:span text:style-name="T1">const precios = [50, 100, 150];</text:span></text:span></text:p>
          <text:p text:style-name="P39"><text:span text:style-name="Source_20_Text"><text:span text:style-name="T1">const preciosConDescuento = precios.map(precio =&gt; precio * 0.9);</text:span></text:span></text:p>
          <text:p text:style-name="P40"><text:span text:style-name="Source_20_Text"><text:span text:style-name="T1">console.log(preciosConDescuento); // [45, 90, 135], precios con descuento aplicado</text:span></text:span></text:p>
        </text:list-item>
      </text:list>
      <text:p text:style-name="P1"/>
      <text:h text:style-name="Heading_20_3" text:outline-level="3"><text:span text:style-name="Source_20_Text"><text:span text:style-name="T1"/></text:span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4T15:56:15.742000000</meta:creation-date>
    <dc:date>2024-12-03T17:35:59.745000000</dc:date>
    <meta:editing-duration>PT1H11M56S</meta:editing-duration>
    <meta:editing-cycles>11</meta:editing-cycles>
    <meta:generator>LibreOffice/7.3.3.2$Windows_X86_64 LibreOffice_project/d1d0ea68f081ee2800a922cac8f79445e4603348</meta:generator>
    <meta:document-statistic meta:table-count="0" meta:image-count="0" meta:object-count="0" meta:page-count="5" meta:paragraph-count="119" meta:word-count="1040" meta:character-count="7212" meta:non-whitespace-character-count="6289"/>
  </office:meta>
</office:document-meta>
</file>